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9f58" officeooo:paragraph-rsid="00049f58"/>
    </style:style>
    <style:style style:name="P2" style:family="paragraph" style:parent-style-name="Preformatted_20_Text">
      <style:text-properties officeooo:rsid="0005f844" officeooo:paragraph-rsid="0005f844"/>
    </style:style>
    <style:style style:name="P3" style:family="paragraph" style:parent-style-name="Preformatted_20_Text">
      <style:text-properties officeooo:rsid="0007e305" officeooo:paragraph-rsid="0007e305"/>
    </style:style>
    <style:style style:name="T1" style:family="text">
      <style:text-properties officeooo:rsid="0005f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, 13, 16, 13, 14, 14</text:p>
      <text:p text:style-name="P1"/>
      <text:p text:style-name="P1">+2 INT</text:p>
      <text:p text:style-name="P1">+2 CHA</text:p>
      <text:p text:style-name="P1">-2 CON</text:p>
      <text:p text:style-name="P1"/>
      <text:p text:style-name="P1">Sorc 6 Reacher 3</text:p>
      <text:p text:style-name="P1">STR 11 = 11 <text:span text:style-name="T1">= 0</text:span></text:p>
      <text:p text:style-name="P1">DEX 13 = 13 <text:span text:style-name="T1">= +2</text:span></text:p>
      <text:p text:style-name="P1">CON 14 – <text:span text:style-name="T1">2 Race </text:span>= 1<text:span text:style-name="T1">2 = +2</text:span></text:p>
      <text:p text:style-name="P1">INT 14 + 2 RACE = 16 <text:span text:style-name="T1">= +3</text:span></text:p>
      <text:p text:style-name="P1">WIS 13 = 13 <text:span text:style-name="T1">= +1</text:span></text:p>
      <text:p text:style-name="P1">CHA 16 + 2 RACE <text:span text:style-name="T1">+2 </text:span>= 1<text:span text:style-name="T1">8 = +4</text:span></text:p>
      <text:p text:style-name="P1"/>
      <text:p text:style-name="P1">Known:</text:p>
      <text:p text:style-name="P1">0 8</text:p>
      <text:p text:style-name="P1">1 5</text:p>
      <text:p text:style-name="P1">2 4</text:p>
      <text:p text:style-name="P1">3 3</text:p>
      <text:p text:style-name="P1">4 2</text:p>
      <text:p text:style-name="P1">5 1</text:p>
      <text:p text:style-name="P1">6</text:p>
      <text:p text:style-name="P1">7</text:p>
      <text:p text:style-name="P1">8</text:p>
      <text:p text:style-name="P1">9</text:p>
      <text:p text:style-name="P1"/>
      <text:p text:style-name="P1">Per day</text:p>
      <text:p text:style-name="P1">0 <text:span text:style-name="T1">6 </text:span></text:p>
      <text:p text:style-name="P1">1 <text:span text:style-name="T1">6 + 1 bonus</text:span></text:p>
      <text:p text:style-name="P1">2 <text:span text:style-name="T1">6 + 1 bonus</text:span></text:p>
      <text:p text:style-name="P1">3 <text:span text:style-name="T1">4 + 1 bonus</text:span></text:p>
      <text:p text:style-name="P1">4 </text:p>
      <text:p text:style-name="P1">5</text:p>
      <text:p text:style-name="P1">6</text:p>
      <text:p text:style-name="P1">7</text:p>
      <text:p text:style-name="P1">8</text:p>
      <text:p text:style-name="P1">9</text:p>
      <text:p text:style-name="P1"/>
      <text:p text:style-name="P1">Base Speed: 30, Fly 30</text:p>
      <text:p text:style-name="P1"/>
      <text:p text:style-name="P2">Skills: ((2 + 3 int) X 6 sorc) + (6 + 3 int) X 3 reacher) = 30 sorc + 27 rch + 6 favored = 63</text:p>
      <text:p text:style-name="P2"/>
      <text:p text:style-name="P3">Fly </text:p>
      <text:p text:style-name="P3">Knowledge(Arcana)</text:p>
      <text:p text:style-name="P3">Spellcraft</text:p>
      <text:p text:style-name="P3">Use Magic Device</text:p>
      <text:p text:style-name="P3">Craft (Alchem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10:48:38.256082330</dc:date>
    <meta:editing-duration>PT8M6S</meta:editing-duration>
    <meta:editing-cycles>1</meta:editing-cycles>
    <meta:document-statistic meta:table-count="0" meta:image-count="0" meta:object-count="0" meta:page-count="1" meta:paragraph-count="40" meta:word-count="143" meta:character-count="443" meta:non-whitespace-character-count="336"/>
    <meta:generator>LibreOffice/5.0.5.2$Linux_X86_64 LibreOffice_project/00m0$Build-2</meta:generator>
  </office:meta>
</office:document-meta>
</file>